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rig X steps/mm</text:p>
          </table:table-cell>
          <table:table-cell office:value-type="float" office:value="26.67" calcext:value-type="float">
            <text:p>26.67</text:p>
          </table:table-cell>
          <table:table-cell table:number-columns-repeated="3"/>
          <table:table-cell office:value-type="string" calcext:value-type="string">
            <text:p>Orig Y steps/mm</text:p>
          </table:table-cell>
          <table:table-cell office:value-type="float" office:value="26.67" calcext:value-type="float">
            <text:p>26.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102/AVERAGE([.D8:.E18])" office:value-type="float" office:value="1.01408145188988" calcext:value-type="float">
            <text:p>1.01408145188988</text:p>
          </table:table-cell>
          <table:table-cell table:formula="of:=[.C2]*[.C3]" office:value-type="float" office:value="27.0455523219031" calcext:value-type="float">
            <text:p>27.0455523219031</text:p>
          </table:table-cell>
          <table:table-cell table:number-columns-repeated="3"/>
          <table:table-cell table:formula="of:=102/AVERAGE([.I8:.J13])" office:value-type="float" office:value="1.01187130055223" calcext:value-type="float">
            <text:p>1.01187130055223</text:p>
          </table:table-cell>
          <table:table-cell table:formula="of:=[.H2]*[.H3]" office:value-type="float" office:value="26.986607585728" calcext:value-type="float">
            <text:p>26.986607585728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 Axis</text:p>
          </table:table-cell>
          <table:table-cell table:number-columns-repeated="4"/>
          <table:table-cell office:value-type="string" calcext:value-type="string">
            <text:p>Y Ax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0.57" calcext:value-type="float">
            <text:p>100.57</text:p>
          </table:table-cell>
          <table:table-cell office:value-type="float" office:value="100.67" calcext:value-type="float">
            <text:p>100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00.82" calcext:value-type="float">
            <text:p>100.82</text:p>
          </table:table-cell>
          <table:table-cell office:value-type="float" office:value="100.91" calcext:value-type="float">
            <text:p>100.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00.63" calcext:value-type="float">
            <text:p>100.63</text:p>
          </table:table-cell>
          <table:table-cell office:value-type="float" office:value="100.68" calcext:value-type="float">
            <text:p>100.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00.83" calcext:value-type="float">
            <text:p>100.83</text:p>
          </table:table-cell>
          <table:table-cell office:value-type="float" office:value="100.91" calcext:value-type="float">
            <text:p>100.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0.57" calcext:value-type="float">
            <text:p>100.57</text:p>
          </table:table-cell>
          <table:table-cell office:value-type="float" office:value="100.61" calcext:value-type="float">
            <text:p>100.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0.9" calcext:value-type="float">
            <text:p>100.9</text:p>
          </table:table-cell>
          <table:table-cell office:value-type="float" office:value="100.84" calcext:value-type="float">
            <text:p>100.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00.48" calcext:value-type="float">
            <text:p>100.48</text:p>
          </table:table-cell>
          <table:table-cell office:value-type="float" office:value="100.61" calcext:value-type="float">
            <text:p>100.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0.81" calcext:value-type="float">
            <text:p>100.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0.52" calcext:value-type="float">
            <text:p>100.52</text:p>
          </table:table-cell>
          <table:table-cell office:value-type="float" office:value="100.54" calcext:value-type="float">
            <text:p>100.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0.63" calcext:value-type="float">
            <text:p>100.63</text:p>
          </table:table-cell>
          <table:table-cell office:value-type="float" office:value="100.62" calcext:value-type="float">
            <text:p>100.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00.48" calcext:value-type="float">
            <text:p>100.48</text:p>
          </table:table-cell>
          <table:table-cell office:value-type="float" office:value="100.5" calcext:value-type="float">
            <text:p>100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0.75" calcext:value-type="float">
            <text:p>100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0.51" calcext:value-type="float">
            <text:p>100.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0.56" calcext:value-type="float">
            <text:p>100.56</text:p>
          </table:table-cell>
          <table:table-cell office:value-type="float" office:value="100.54" calcext:value-type="float">
            <text:p>100.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00.58" calcext:value-type="float">
            <text:p>100.58</text:p>
          </table:table-cell>
          <table:table-cell office:value-type="float" office:value="100.71" calcext:value-type="float">
            <text:p>100.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00.66" calcext:value-type="float">
            <text:p>100.66</text:p>
          </table:table-cell>
          <table:table-cell office:value-type="float" office:value="100.67" calcext:value-type="float">
            <text:p>100.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6" calcext:value-type="float">
            <text:p>100.6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After bed leveling</text:p>
          </table:table-cell>
          <table:table-cell office:value-type="float" office:value="27.045" calcext:value-type="float">
            <text:p>27.045</text:p>
          </table:table-cell>
          <table:table-cell table:number-columns-repeated="4"/>
          <table:table-cell office:value-type="float" office:value="26.987" calcext:value-type="float">
            <text:p>26.98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100/AVERAGE([.D25:.D29])" office:value-type="float" office:value="0.999960001599936" calcext:value-type="float">
            <text:p>0.999960001599936</text:p>
          </table:table-cell>
          <table:table-cell table:formula="of:=[.C22]*[.C23]" office:value-type="float" office:value="27.0439182432703" calcext:value-type="float">
            <text:p>27.0439182432703</text:p>
          </table:table-cell>
          <table:table-cell/>
          <table:table-cell table:formula="of:=40/39.71" office:value-type="float" office:value="1.00730294636112" calcext:value-type="float">
            <text:p>1.00730294636112</text:p>
          </table:table-cell>
          <table:table-cell/>
          <table:table-cell table:formula="of:=100/AVERAGE([.J25:.J30])" office:value-type="float" office:value="1.00671140939597" calcext:value-type="float">
            <text:p>1.00671140939597</text:p>
          </table:table-cell>
          <table:table-cell table:formula="of:=[.H22]*[.H23]" office:value-type="float" office:value="27.1681208053691" calcext:value-type="float">
            <text:p>27.1681208053691</text:p>
          </table:table-cell>
          <table:table-cell table:number-columns-repeated="2"/>
          <table:table-cell table:formula="of:=40/39.88" office:value-type="float" office:value="1.00300902708124" calcext:value-type="float">
            <text:p>1.00300902708124</text:p>
          </table:table-cell>
          <table:table-cell table:formula="of:=[.I23]*[.L23]" office:value-type="float" office:value="27.249870416619" calcext:value-type="float">
            <text:p>27.249870416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 axis</text:p>
          </table:table-cell>
          <table:table-cell table:number-columns-repeated="2"/>
          <table:table-cell table:formula="of:=[.D23]*[.F23]" office:value-type="float" office:value="27.2414185275953" calcext:value-type="float">
            <text:p>27.2414185275953</text:p>
          </table:table-cell>
          <table:table-cell/>
          <table:table-cell office:value-type="string" calcext:value-type="string">
            <text:p>Y Axi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.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.02" calcext:value-type="float">
            <text:p>100.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.05" calcext:value-type="float">
            <text:p>100.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36:21.262435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7:56.798956087</meta:creation-date>
    <dc:date>2020-04-19T22:28:49.019209582</dc:date>
    <meta:editing-duration>PT1H46M10S</meta:editing-duration>
    <meta:editing-cycles>5</meta:editing-cycles>
    <meta:generator>LibreOffice/6.0.7.3$Linux_X86_64 LibreOffice_project/00m0$Build-3</meta:generator>
    <meta:document-statistic meta:table-count="1" meta:cell-count="126" meta:object-count="0"/>
  </office:meta>
</office:document-meta>
</file>